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99c" officeooo:paragraph-rsid="000fd99c"/>
    </style:style>
    <style:style style:name="P2" style:family="paragraph" style:parent-style-name="Standard">
      <style:text-properties officeooo:rsid="0012321c" officeooo:paragraph-rsid="0012321c"/>
    </style:style>
    <style:style style:name="P3" style:family="paragraph" style:parent-style-name="Standard" style:list-style-name="L1">
      <style:text-properties officeooo:rsid="0012321c" officeooo:paragraph-rsid="0012321c"/>
    </style:style>
    <style:style style:name="P4" style:family="paragraph" style:parent-style-name="Standard" style:list-style-name="L2">
      <style:text-properties officeooo:rsid="0012321c" officeooo:paragraph-rsid="0012321c"/>
    </style:style>
    <style:style style:name="P5" style:family="paragraph" style:parent-style-name="Standard">
      <style:text-properties officeooo:rsid="000fd99c" officeooo:paragraph-rsid="00119f4f"/>
    </style:style>
    <style:style style:name="P6" style:family="paragraph" style:parent-style-name="Standard" style:list-style-name="L3">
      <style:text-properties officeooo:rsid="000fd99c" officeooo:paragraph-rsid="00119f4f"/>
    </style:style>
    <style:style style:name="P7" style:family="paragraph" style:parent-style-name="Standard">
      <style:text-properties officeooo:rsid="00119f4f" officeooo:paragraph-rsid="00119f4f"/>
    </style:style>
    <style:style style:name="P8" style:family="paragraph" style:parent-style-name="Standard" style:list-style-name="L4">
      <style:text-properties officeooo:rsid="000fd99c" officeooo:paragraph-rsid="000fd99c"/>
    </style:style>
    <style:style style:name="P9" style:family="paragraph" style:parent-style-name="Standard" style:list-style-name="L4">
      <style:text-properties officeooo:rsid="00119f4f" officeooo:paragraph-rsid="00119f4f"/>
    </style:style>
    <style:style style:name="T1" style:family="text">
      <style:text-properties officeooo:rsid="00119f4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my</text:p>
      <text:p text:style-name="P1"/>
      <text:p text:style-name="P2">var world_abilities[Munition]</text:p>
      <text:list text:style-name="L1">
        <text:list-item>
          <text:p text:style-name="P3">Contains army-wide abilities and buffs from the leader. </text:p>
        </text:list-item>
        <text:list-item>
          <text:p text:style-name="P3">Abilities and buffs in this array are applied on the world map on the army itself</text:p>
        </text:list-item>
      </text:list>
      <text:p text:style-name="P2">var battle_abilities[Munition]</text:p>
      <text:list text:style-name="L2">
        <text:list-item>
          <text:p text:style-name="P4">Contains army-wide passive abilities and buffs from the leader.</text:p>
        </text:list-item>
        <text:list-item>
          <text:p text:style-name="P4">Abilities and buffs in this array are applied on all units of the army upon entering a battle</text:p>
        </text:list-item>
      </text:list>
      <text:p text:style-name="P5">var parties[Dictionary]</text:p>
      <text:list text:style-name="L3">
        <text:list-item>
          <text:p text:style-name="P6">Contains parties in the army each with their own key.</text:p>
        </text:list-item>
        <text:list-item>
          <text:p text:style-name="P6">A key will be an integer that identifies the party. The only exception is the party of the army leader. </text:p>
        </text:list-item>
        <text:list-item>
          <text:p text:style-name="P6">Each key has a value that is a Dictionary that contains keys “Units” and “is_leading”. </text:p>
          <text:list>
            <text:list-item>
              <text:p text:style-name="P6">Value for key “Units” will be an array that contains units in the part<text:span text:style-name="T1">y</text:span></text:p>
            </text:list-item>
            <text:list-item>
              <text:p text:style-name="P6">“is_leading” will have a boolean value that flags it as the party that has the party leader. </text:p>
            </text:list-item>
            <text:list-item>
              <text:p text:style-name="P6">Party leader’s party is always in parties[0] index. In battle, parties will be deployed from highest index number until 0 to ensure the leading party will be deployed last. <text:s/></text:p>
            </text:list-item>
          </text:list>
        </text:list-item>
      </text:list>
      <text:p text:style-name="P1"/>
      <text:p text:style-name="P7">Army functionalities</text:p>
      <text:list text:style-name="L4">
        <text:list-item>
          <text:p text:style-name="P8">When a unit is spawned on the world map, an army will be initialized. </text:p>
        </text:list-item>
        <text:list-item>
          <text:p text:style-name="P8">When the army is initialized, the unit will be placed into a party within the army.</text:p>
        </text:list-item>
        <text:list-item>
          <text:p text:style-name="P8">There must be an army data resource that can be used to initialize an army</text:p>
          <text:list>
            <text:list-item>
              <text:p text:style-name="P8">Data resource will contain the units of the army and allows for manual party configurations as needed</text:p>
            </text:list-item>
            <text:list-item>
              <text:p text:style-name="P8">If no party leader is manually assigned in the data resource the party leader will be by default whatever unit is in index 0 of “Units” in parties[0]</text:p>
            </text:list-item>
            <text:list-item>
              <text:p text:style-name="P9">Data resource will not be required to spawn and initialize an army. Data resources are only used for pre-configured army compositions used in dungeons, AI army spawning etc.</text:p>
            </text:list-item>
          </text:list>
        </text:list-item>
        <text:list-item>
          <text:p text:style-name="P8">All armies with a champion as a leader can be interacted with by default. All combat is initiated from a Dialogic timeline where dialogue with the champion is possible. </text:p>
        </text:list-item>
        <text:list-item>
          <text:p text:style-name="P8">Armies without a champion as a leader will always skip Dialogic timeline and go straight to comba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6T21:45:47.574333761</meta:creation-date>
    <dc:date>2025-07-26T22:15:03.091866188</dc:date>
    <meta:editing-duration>PT16M52S</meta:editing-duration>
    <meta:editing-cycles>2</meta:editing-cycles>
    <meta:generator>LibreOffice/25.2.4.3$Linux_X86_64 LibreOffice_project/520$Build-3</meta:generator>
    <meta:document-statistic meta:table-count="0" meta:image-count="0" meta:object-count="0" meta:page-count="1" meta:paragraph-count="23" meta:word-count="347" meta:character-count="1931" meta:non-whitespace-character-count="1617"/>
  </office:meta>
</office:document-meta>
</file>